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Microsoft JhengHei" svg:font-family="Microsoft JhengHei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Policepardéfaut" style:family="text">
      <style:text-properties style:font-name="Times New Roman" style:font-name-complex="Times New Roman"/>
    </style:style>
    <style:style style:name="T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5" style:parent-style-name="Policepardéfaut" style:family="text">
      <style:text-properties style:font-name="Times New Roman" style:font-name-complex="Times New Roman"/>
    </style:style>
    <style:style style:name="T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Policepardéfaut" style:family="text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T10" style:parent-style-name="Policepardéfaut" style:family="text">
      <style:text-properties style:font-name="Times New Roman" style:font-name-complex="Times New Roman" fo:font-weight="bold" style:font-weight-asian="bold" style:font-weight-complex="bold" fo:background-color="#00FFFF"/>
    </style:style>
    <style:style style:name="P11" style:parent-style-name="Normal" style:family="paragraph">
      <style:text-properties style:font-name="Times New Roman" style:font-name-complex="Times New Roman" fo:font-weight="bold" style:font-weight-asian="bold" style:font-weight-complex="bold" fo:color="#FF0000"/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21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T2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26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T27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2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31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T3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3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4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style:font-name-complex="Times New Roman" fo:font-weight="bold" style:font-weight-asian="bold" style:font-weight-complex="bold" fo:color="#FF0000"/>
    </style:style>
    <style:style style:name="P4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4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 style:font-weight-complex="bold"/>
    </style:style>
    <style:style style:name="P7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7" style:parent-style-name="Normal" style:list-style-name="LFO1" style:family="paragraph">
      <style:text-properties style:font-name="Times New Roman" style:font-name-complex="Times New Roman" fo:font-weight="bold" style:font-weight-asian="bold" style:font-weight-complex="bold"/>
    </style:style>
    <style:style style:name="P78" style:parent-style-name="Normal" style:list-style-name="LFO1" style:family="paragraph">
      <style:text-properties style:font-name="Times New Roman" style:font-name-complex="Times New Roman" fo:font-weight="bold" style:font-weight-asian="bold" style:font-weight-complex="bold"/>
    </style:style>
    <style:style style:name="P79" style:parent-style-name="Normal" style:list-style-name="LFO1" style:family="paragraph">
      <style:text-properties style:font-name="Times New Roman" style:font-name-complex="Times New Roman" fo:font-weight="bold" style:font-weight-asian="bold" style:font-weight-complex="bold"/>
    </style:style>
    <style:style style:name="P80" style:parent-style-name="Normal" style:list-style-name="LFO1" style:family="paragraph">
      <style:text-properties style:font-name="Times New Roman" style:font-name-complex="Times New Roman" fo:font-weight="bold" style:font-weight-asian="bold" style:font-weight-complex="bold"/>
    </style:style>
    <style:style style:name="P8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2" style:parent-style-name="Normal" style:list-style-name="LFO2" style:family="paragraph"/>
    <style:style style:name="T83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84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85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86" style:parent-style-name="Normal" style:list-style-name="LFO2" style:family="paragraph">
      <style:text-properties style:font-name="Times New Roman" style:font-name-complex="Times New Roman" fo:font-weight="bold" style:font-weight-asian="bold" style:font-weight-complex="bold"/>
    </style:style>
    <style:style style:name="P8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8" style:parent-style-name="Normal" style:list-style-name="LFO3" style:family="paragraph">
      <style:text-properties style:font-name="Times New Roman" style:font-name-complex="Times New Roman" fo:font-weight="bold" style:font-weight-asian="bold" style:font-weight-complex="bold"/>
    </style:style>
    <style:style style:name="P89" style:parent-style-name="Normal" style:list-style-name="LFO3" style:family="paragraph"/>
    <style:style style:name="T90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91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9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9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4" style:parent-style-name="Normal" style:list-style-name="LFO4" style:family="paragraph">
      <style:text-properties style:font-name="Times New Roman" style:font-name-complex="Times New Roman" fo:font-weight="bold" style:font-weight-asian="bold" style:font-weight-complex="bold"/>
    </style:style>
    <style:style style:name="P95" style:parent-style-name="Normal" style:list-style-name="LFO4" style:family="paragraph"/>
    <style:style style:name="T9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97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98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9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0" style:parent-style-name="Normal" style:list-style-name="LFO5" style:family="paragraph">
      <style:text-properties style:font-name="Times New Roman" style:font-name-complex="Times New Roman" fo:font-weight="bold" style:font-weight-asian="bold" style:font-weight-complex="bold"/>
    </style:style>
    <style:style style:name="P101" style:parent-style-name="Normal" style:list-style-name="LFO5" style:family="paragraph">
      <style:text-properties style:font-name="Times New Roman" style:font-name-complex="Times New Roman" fo:font-weight="bold" style:font-weight-asian="bold" style:font-weight-complex="bold"/>
    </style:style>
    <style:style style:name="P102" style:parent-style-name="Normal" style:list-style-name="LFO5" style:family="paragraph">
      <style:text-properties style:font-name="Times New Roman" style:font-name-complex="Times New Roman" fo:font-weight="bold" style:font-weight-asian="bold" style:font-weight-complex="bold"/>
    </style:style>
    <style:style style:name="P103" style:parent-style-name="Normal" style:list-style-name="LFO5" style:family="paragraph">
      <style:text-properties style:font-name="Times New Roman" style:font-name-complex="Times New Roman" fo:font-weight="bold" style:font-weight-asian="bold" style:font-weight-complex="bold"/>
    </style:style>
    <style:style style:name="P10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5" style:parent-style-name="Normal" style:list-style-name="LFO6" style:family="paragraph"/>
    <style:style style:name="T10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07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108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09" style:parent-style-name="Policepardéfau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10" style:parent-style-name="Policepardéfau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1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1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3" style:parent-style-name="Normal" style:list-style-name="LFO7" style:family="paragraph">
      <style:text-properties style:font-name="Times New Roman" style:font-name-complex="Times New Roman" fo:font-weight="bold" style:font-weight-asian="bold" style:font-weight-complex="bold"/>
    </style:style>
    <style:style style:name="P114" style:parent-style-name="Normal" style:list-style-name="LFO7" style:family="paragraph">
      <style:text-properties style:font-name="Times New Roman" style:font-name-complex="Times New Roman" fo:font-weight="bold" style:font-weight-asian="bold" style:font-weight-complex="bold"/>
    </style:style>
    <style:style style:name="P115" style:parent-style-name="Normal" style:list-style-name="LFO7" style:family="paragraph">
      <style:text-properties style:font-name="Times New Roman" style:font-name-complex="Times New Roman" fo:font-weight="bold" style:font-weight-asian="bold" style:font-weight-complex="bold"/>
    </style:style>
    <style:style style:name="P116" style:parent-style-name="Normal" style:list-style-name="LFO7" style:family="paragraph">
      <style:text-properties style:font-name="Times New Roman" style:font-name-complex="Times New Roman" fo:font-weight="bold" style:font-weight-asian="bold" style:font-weight-complex="bold"/>
    </style:style>
    <style:style style:name="P117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 style:font-weight-complex="bold"/>
    </style:style>
    <style:style style:name="P118" style:parent-style-name="Normal" style:family="paragraph">
      <style:text-properties style:font-name="Times New Roman" style:font-name-complex="Times New Roman" fo:font-weight="bold" style:font-weight-asian="bold" style:font-weight-complex="bold" fo:color="#FF0000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P123" style:parent-style-name="Normal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family="paragraph">
      <style:text-properties style:font-name="Times New Roman" style:font-name-complex="Times New Roman"/>
    </style:style>
    <style:style style:name="P128" style:parent-style-name="Normal" style:family="paragraph">
      <style:text-properties style:font-name="Times New Roman" style:font-name-complex="Times New Roman"/>
    </style:style>
    <style:style style:name="P129" style:parent-style-name="Normal" style:family="paragraph">
      <style:text-properties style:font-name="Times New Roman" style:font-name-complex="Times New Roman"/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Normal" style:family="paragraph">
      <style:text-properties style:font-name="Times New Roman" style:font-name-complex="Times New Roman"/>
    </style:style>
    <style:style style:name="P132" style:parent-style-name="Normal" style:family="paragraph">
      <style:text-properties style:font-name="Times New Roman" style:font-name-complex="Times New Roman"/>
    </style:style>
    <style:style style:name="P133" style:parent-style-name="Normal" style:family="paragraph">
      <style:text-properties style:font-name="Times New Roman" style:font-name-complex="Times New Roman"/>
    </style:style>
    <style:style style:name="P134" style:parent-style-name="Normal" style:family="paragraph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/>
    </style:style>
    <style:style style:name="P136" style:parent-style-name="Normal" style:family="paragraph">
      <style:text-properties style:font-name="Times New Roman" style:font-name-complex="Times New Roman"/>
    </style:style>
    <style:style style:name="P137" style:parent-style-name="Normal" style:family="paragraph">
      <style:text-properties style:font-name="Times New Roman" style:font-name-complex="Times New Roman"/>
    </style:style>
    <style:style style:name="P138" style:parent-style-name="Normal" style:family="paragraph">
      <style:text-properties style:font-name="Times New Roman" style:font-name-complex="Times New Roman"/>
    </style:style>
    <style:style style:name="P139" style:parent-style-name="Normal" style:family="paragraph">
      <style:text-properties style:font-name="Times New Roman" style:font-name-complex="Times New Roman"/>
    </style:style>
    <style:style style:name="P140" style:parent-style-name="Normal" style:family="paragraph">
      <style:text-properties style:font-name="Times New Roman" style:font-name-complex="Times New Roman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/>
    </style:style>
    <style:style style:name="P143" style:parent-style-name="Normal" style:family="paragraph">
      <style:text-properties style:font-name="Times New Roman" style:font-name-complex="Times New Roman"/>
    </style:style>
    <style:style style:name="P144" style:parent-style-name="Normal" style:family="paragraph">
      <style:text-properties style:font-name="Times New Roman" style:font-name-complex="Times New Roman"/>
    </style:style>
    <style:style style:name="P145" style:parent-style-name="Normal" style:family="paragraph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name="P148" style:parent-style-name="Normal" style:family="paragraph">
      <style:text-properties style:font-name="Times New Roman" style:font-name-complex="Times New Roman"/>
    </style:style>
    <style:style style:name="P149" style:parent-style-name="Normal" style:family="paragraph"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  <style:style style:name="P151" style:parent-style-name="Normal" style:family="paragraph">
      <style:text-properties style:font-name="Times New Roman" style:font-name-complex="Times New Roman"/>
    </style:style>
    <style:style style:name="P152" style:parent-style-name="Normal" style:family="paragraph">
      <style:text-properties style:font-name="Times New Roman" style:font-name-complex="Times New Roman"/>
    </style:style>
    <style:style style:name="P153" style:parent-style-name="Normal" style:family="paragraph">
      <style:text-properties style:font-name="Times New Roman" style:font-name-complex="Times New Roman"/>
    </style:style>
    <style:style style:name="P154" style:parent-style-name="Normal" style:family="paragraph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/>
    </style:style>
    <style:style style:name="P156" style:parent-style-name="Normal" style:family="paragraph">
      <style:text-properties style:font-name="Times New Roman" style:font-name-complex="Times New Roman"/>
    </style:style>
    <style:style style:name="P157" style:parent-style-name="Normal" style:family="paragraph">
      <style:text-properties style:font-name="Times New Roman" style:font-name-complex="Times New Roman"/>
    </style:style>
    <style:style style:name="P158" style:parent-style-name="Normal" style:family="paragraph">
      <style:text-properties style:font-name="Times New Roman" style:font-name-complex="Times New Roman"/>
    </style:style>
    <style:style style:name="P159" style:parent-style-name="Normal" style:family="paragraph">
      <style:text-properties style:font-name="Times New Roman" style:font-name-complex="Times New Roman"/>
    </style:style>
    <style:style style:name="P160" style:parent-style-name="Normal" style:family="paragraph">
      <style:text-properties style:font-name="Times New Roman" style:font-name-complex="Times New Roman"/>
    </style:style>
    <style:style style:name="P161" style:parent-style-name="Normal" style:family="paragraph">
      <style:text-properties style:font-name="Times New Roman" style:font-name-complex="Times New Roman"/>
    </style:style>
    <style:style style:name="P162" style:parent-style-name="Normal" style:family="paragraph">
      <style:text-properties style:font-name="Times New Roman" style:font-name-complex="Times New Roman"/>
    </style:style>
    <style:style style:name="P163" style:parent-style-name="Normal" style:family="paragraph">
      <style:text-properties style:font-name="Times New Roman" style:font-name-complex="Times New Roman"/>
    </style:style>
    <style:style style:name="P164" style:parent-style-name="Normal" style:family="paragraph">
      <style:text-properties style:font-name="Times New Roman" style:font-name-complex="Times New Roman"/>
    </style:style>
    <style:style style:name="P165" style:parent-style-name="Normal" style:family="paragraph">
      <style:text-properties style:font-name="Times New Roman" style:font-name-complex="Times New Roman"/>
    </style:style>
    <style:style style:name="P166" style:parent-style-name="Normal" style:family="paragraph">
      <style:text-properties style:font-name="Times New Roman" style:font-name-complex="Times New Roman"/>
    </style:style>
    <style:style style:name="P167" style:parent-style-name="Normal" style:family="paragraph">
      <style:text-properties style:font-name="Times New Roman" style:font-name-complex="Times New Roman"/>
    </style:style>
    <style:style style:name="P168" style:parent-style-name="Normal" style:family="paragraph">
      <style:text-properties style:font-name="Times New Roman" style:font-name-complex="Times New Roman"/>
    </style:style>
    <style:style style:name="P169" style:parent-style-name="Normal" style:family="paragraph">
      <style:text-properties style:font-name="Times New Roman" style:font-name-complex="Times New Roman"/>
    </style:style>
    <style:style style:name="P170" style:parent-style-name="Normal" style:family="paragraph">
      <style:text-properties style:font-name="Times New Roman" style:font-name-complex="Times New Roman"/>
    </style:style>
    <style:style style:name="P171" style:parent-style-name="Normal" style:family="paragraph">
      <style:text-properties style:font-name="Times New Roman" style:font-name-complex="Times New Roman"/>
    </style:style>
    <style:style style:name="P172" style:parent-style-name="Normal" style:family="paragraph">
      <style:text-properties style:font-name="Times New Roman" style:font-name-complex="Times New Roman"/>
    </style:style>
    <style:style style:name="P173" style:parent-style-name="Normal" style:family="paragraph">
      <style:text-properties style:font-name="Times New Roman" style:font-name-complex="Times New Roman"/>
    </style:style>
    <style:style style:name="P174" style:parent-style-name="Normal" style:family="paragraph">
      <style:text-properties style:font-name="Times New Roman" style:font-name-complex="Times New Roman"/>
    </style:style>
    <style:style style:name="P175" style:parent-style-name="Normal" style:family="paragraph">
      <style:text-properties style:font-name="Times New Roman" style:font-name-complex="Times New Roman"/>
    </style:style>
    <style:style style:name="P176" style:parent-style-name="Normal" style:family="paragraph">
      <style:text-properties style:font-name="Times New Roman" style:font-name-complex="Times New Roman"/>
    </style:style>
    <style:style style:name="P177" style:parent-style-name="Normal" style:family="paragraph">
      <style:text-properties style:font-name="Times New Roman" style:font-name-complex="Times New Roman"/>
    </style:style>
    <style:style style:name="P178" style:parent-style-name="Normal" style:family="paragraph">
      <style:text-properties style:font-name="Times New Roman" style:font-name-complex="Times New Roman"/>
    </style:style>
    <style:style style:name="P179" style:parent-style-name="Normal" style:family="paragraph">
      <style:text-properties style:font-name="Times New Roman" style:font-name-complex="Times New Roman"/>
    </style:style>
    <style:style style:name="P180" style:parent-style-name="Normal" style:family="paragraph">
      <style:text-properties style:font-name="Times New Roman" style:font-name-complex="Times New Roman"/>
    </style:style>
    <style:style style:name="P181" style:parent-style-name="Normal" style:family="paragraph">
      <style:text-properties style:font-name="Times New Roman" style:font-name-complex="Times New Roman"/>
    </style:style>
    <style:style style:name="P182" style:parent-style-name="Normal" style:family="paragraph">
      <style:text-properties style:font-name="Times New Roman" style:font-name-complex="Times New Roman"/>
    </style:style>
    <style:style style:name="P183" style:parent-style-name="Normal" style:family="paragraph">
      <style:text-properties style:font-name="Times New Roman" style:font-name-complex="Times New Roman"/>
    </style:style>
    <style:style style:name="P184" style:parent-style-name="Normal" style:family="paragraph">
      <style:text-properties style:font-name="Times New Roman" style:font-name-complex="Times New Roman"/>
    </style:style>
    <style:style style:name="P185" style:parent-style-name="Normal" style:family="paragraph">
      <style:text-properties style:font-name="Times New Roman" style:font-name-complex="Times New Roman"/>
    </style:style>
    <style:style style:name="P186" style:parent-style-name="Normal" style:family="paragraph">
      <style:text-properties style:font-name="Times New Roman" style:font-name-complex="Times New Roman"/>
    </style:style>
    <style:style style:name="P187" style:parent-style-name="Normal" style:family="paragraph">
      <style:text-properties style:font-name="Times New Roman" style:font-name-complex="Times New Roman"/>
    </style:style>
    <style:style style:name="P188" style:parent-style-name="Normal" style:family="paragraph">
      <style:text-properties style:font-name="Times New Roman" style:font-name-complex="Times New Roman"/>
    </style:style>
    <style:style style:name="P189" style:parent-style-name="Normal" style:family="paragraph">
      <style:text-properties style:font-name="Times New Roman" style:font-name-complex="Times New Roman"/>
    </style:style>
    <style:style style:name="P190" style:parent-style-name="Normal" style:family="paragraph">
      <style:text-properties style:font-name="Times New Roman" style:font-name-complex="Times New Roman"/>
    </style:style>
    <style:style style:name="P191" style:parent-style-name="Normal" style:family="paragraph">
      <style:text-properties style:font-name="Times New Roman" style:font-name-complex="Times New Roman"/>
    </style:style>
    <style:style style:name="P192" style:parent-style-name="Normal" style:family="paragraph">
      <style:text-properties style:font-name="Times New Roman" style:font-name-complex="Times New Roman"/>
    </style:style>
    <style:style style:name="P193" style:parent-style-name="Normal" style:family="paragraph">
      <style:text-properties style:font-name="Times New Roman" style:font-name-complex="Times New Roman"/>
    </style:style>
    <style:style style:name="P194" style:parent-style-name="Normal" style:family="paragraph">
      <style:text-properties style:font-name="Times New Roman" style:font-name-complex="Times New Roman"/>
    </style:style>
    <style:style style:name="P195" style:parent-style-name="Normal" style:family="paragraph">
      <style:text-properties style:font-name="Times New Roman" style:font-name-complex="Times New Roman"/>
    </style:style>
    <style:style style:name="P196" style:parent-style-name="Normal" style:family="paragraph">
      <style:text-properties style:font-name="Times New Roman" style:font-name-complex="Times New Roman"/>
    </style:style>
    <style:style style:name="P197" style:parent-style-name="Normal" style:family="paragraph">
      <style:text-properties style:font-name="Times New Roman" style:font-name-complex="Times New Roman"/>
    </style:style>
    <style:style style:name="P198" style:parent-style-name="Normal" style:family="paragraph">
      <style:text-properties style:font-name="Times New Roman" style:font-name-complex="Times New Roman"/>
    </style:style>
    <style:style style:name="P199" style:parent-style-name="Normal" style:family="paragraph">
      <style:text-properties style:font-name="Times New Roman" style:font-name-complex="Times New Roman"/>
    </style:style>
    <style:style style:name="P200" style:parent-style-name="Normal" style:family="paragraph">
      <style:text-properties style:font-name="Times New Roman" style:font-name-complex="Times New Roman"/>
    </style:style>
    <style:style style:name="P201" style:parent-style-name="Normal" style:family="paragraph">
      <style:text-properties style:font-name="Times New Roman" style:font-name-complex="Times New Roman"/>
    </style:style>
    <style:style style:name="P202" style:parent-style-name="Normal" style:family="paragraph">
      <style:text-properties style:font-name="Times New Roman" style:font-name-complex="Times New Roman"/>
    </style:style>
    <style:style style:name="P203" style:parent-style-name="Normal" style:family="paragraph">
      <style:text-properties style:font-name="Times New Roman" style:font-name-complex="Times New Roman"/>
    </style:style>
    <style:style style:name="P204" style:parent-style-name="Normal" style:family="paragraph">
      <style:text-properties style:font-name="Times New Roman" style:font-name-complex="Times New Roman"/>
    </style:style>
    <style:style style:name="P205" style:parent-style-name="Normal" style:family="paragraph">
      <style:text-properties style:font-name="Times New Roman" style:font-name-complex="Times New Roman"/>
    </style:style>
    <style:style style:name="P206" style:parent-style-name="Normal" style:family="paragraph">
      <style:text-properties style:font-name="Times New Roman" style:font-name-complex="Times New Roman"/>
    </style:style>
    <style:style style:name="P207" style:parent-style-name="Normal" style:family="paragraph">
      <style:text-properties style:font-name="Times New Roman" style:font-name-complex="Times New Roman"/>
    </style:style>
    <style:style style:name="P208" style:parent-style-name="Normal" style:family="paragraph">
      <style:text-properties style:font-name="Times New Roman" style:font-name-complex="Times New Roman"/>
    </style:style>
    <style:style style:name="P209" style:parent-style-name="Normal" style:family="paragraph">
      <style:text-properties style:font-name="Times New Roman" style:font-name-complex="Times New Roman"/>
    </style:style>
    <style:style style:name="P210" style:parent-style-name="Normal" style:family="paragraph">
      <style:text-properties style:font-name="Times New Roman" style:font-name-complex="Times New Roman"/>
    </style:style>
    <style:style style:name="P211" style:parent-style-name="Normal" style:family="paragraph">
      <style:text-properties style:font-name="Times New Roman" style:font-name-complex="Times New Roman"/>
    </style:style>
    <style:style style:name="P212" style:parent-style-name="Normal" style:family="paragraph">
      <style:text-properties style:font-name="Times New Roman" style:font-name-complex="Times New Roman"/>
    </style:style>
    <style:style style:name="P213" style:parent-style-name="Normal" style:family="paragraph">
      <style:text-properties style:font-name="Times New Roman" style:font-name-complex="Times New Roman"/>
    </style:style>
    <style:style style:name="P214" style:parent-style-name="Normal" style:family="paragraph">
      <style:text-properties style:font-name="Times New Roman" style:font-name-complex="Times New Roman"/>
    </style:style>
    <style:style style:name="P215" style:parent-style-name="Normal" style:family="paragraph">
      <style:text-properties style:font-name="Times New Roman" style:font-name-complex="Times New Roman"/>
    </style:style>
    <style:style style:name="P216" style:parent-style-name="Normal" style:family="paragraph">
      <style:text-properties style:font-name="Times New Roman" style:font-name-complex="Times New Roman"/>
    </style:style>
    <style:style style:name="P217" style:parent-style-name="Normal" style:family="paragraph">
      <style:text-properties style:font-name="Times New Roman" style:font-name-complex="Times New Roman"/>
    </style:style>
    <style:style style:name="P218" style:parent-style-name="Normal" style:family="paragraph">
      <style:text-properties style:font-name="Times New Roman" style:font-name-complex="Times New Roman"/>
    </style:style>
    <style:style style:name="P219" style:parent-style-name="Normal" style:family="paragraph">
      <style:text-properties style:font-name="Times New Roman" style:font-name-complex="Times New Roman"/>
    </style:style>
    <style:style style:name="P220" style:parent-style-name="Normal" style:family="paragraph">
      <style:text-properties style:font-name="Times New Roman" style:font-name-complex="Times New Roman"/>
    </style:style>
    <style:style style:name="P221" style:parent-style-name="Normal" style:family="paragraph">
      <style:text-properties style:font-name="Times New Roman" style:font-name-complex="Times New Roman"/>
    </style:style>
    <style:style style:name="P222" style:parent-style-name="Normal" style:family="paragraph">
      <style:text-properties style:font-name="Times New Roman" style:font-name-complex="Times New Roman"/>
    </style:style>
    <style:style style:name="P223" style:parent-style-name="Normal" style:family="paragraph">
      <style:text-properties style:font-name="Times New Roman" style:font-name-complex="Times New Roman"/>
    </style:style>
    <style:style style:name="P224" style:parent-style-name="Normal" style:family="paragraph">
      <style:text-properties style:font-name="Times New Roman" style:font-name-complex="Times New Roman"/>
    </style:style>
    <style:style style:name="P225" style:parent-style-name="Normal" style:family="paragraph">
      <style:text-properties style:font-name="Times New Roman" style:font-name-complex="Times New Roman"/>
    </style:style>
    <style:style style:name="P226" style:parent-style-name="Normal" style:family="paragraph">
      <style:text-properties style:font-name="Times New Roman" style:font-name-complex="Times New Roman"/>
    </style:style>
    <style:style style:name="P227" style:parent-style-name="Normal" style:family="paragraph">
      <style:text-properties style:font-name="Times New Roman" style:font-name-complex="Times New Roman"/>
    </style:style>
    <style:style style:name="P228" style:parent-style-name="Normal" style:family="paragraph">
      <style:text-properties style:font-name="Times New Roman" style:font-name-complex="Times New Roman"/>
    </style:style>
    <style:style style:name="P229" style:parent-style-name="Normal" style:family="paragraph">
      <style:text-properties style:font-name="Times New Roman" style:font-name-complex="Times New Roman"/>
    </style:style>
    <style:style style:name="P230" style:parent-style-name="Normal" style:family="paragraph">
      <style:text-properties style:font-name="Times New Roman" style:font-name-complex="Times New Roman"/>
    </style:style>
    <style:style style:name="P231" style:parent-style-name="Normal" style:family="paragraph">
      <style:text-properties style:font-name="Times New Roman" style:font-name-complex="Times New Roman"/>
    </style:style>
    <style:style style:name="P232" style:parent-style-name="Normal" style:family="paragraph">
      <style:text-properties style:font-name="Times New Roman" style:font-name-complex="Times New Roman"/>
    </style:style>
    <style:style style:name="P233" style:parent-style-name="Normal" style:family="paragraph">
      <style:text-properties style:font-name="Times New Roman" style:font-name-complex="Times New Roman"/>
    </style:style>
    <style:style style:name="P234" style:parent-style-name="Normal" style:family="paragraph">
      <style:text-properties style:font-name="Times New Roman" style:font-name-complex="Times New Roman"/>
    </style:style>
    <style:style style:name="P235" style:parent-style-name="Normal" style:family="paragraph">
      <style:text-properties style:font-name="Times New Roman" style:font-name-complex="Times New Roman"/>
    </style:style>
    <style:style style:name="P236" style:parent-style-name="Normal" style:family="paragraph">
      <style:text-properties style:font-name="Times New Roman" style:font-name-complex="Times New Roman"/>
    </style:style>
    <style:style style:name="P237" style:parent-style-name="Normal" style:family="paragraph">
      <style:text-properties style:font-name="Times New Roman" style:font-name-complex="Times New Roman"/>
    </style:style>
    <style:style style:name="P238" style:parent-style-name="Normal" style:family="paragraph">
      <style:text-properties style:font-name="Times New Roman" style:font-name-complex="Times New Roman"/>
    </style:style>
    <style:style style:name="P239" style:parent-style-name="Normal" style:family="paragraph">
      <style:text-properties style:font-name="Times New Roman" style:font-name-complex="Times New Roman"/>
    </style:style>
    <style:style style:name="P240" style:parent-style-name="Normal" style:family="paragraph">
      <style:text-properties style:font-name="Times New Roman" style:font-name-complex="Times New Roman"/>
    </style:style>
    <style:style style:name="P241" style:parent-style-name="Normal" style:family="paragraph">
      <style:text-properties style:font-name="Times New Roman" style:font-name-complex="Times New Roman"/>
    </style:style>
    <style:style style:name="P242" style:parent-style-name="Normal" style:family="paragraph">
      <style:text-properties style:font-name="Times New Roman" style:font-name-complex="Times New Roman"/>
    </style:style>
    <style:style style:name="P243" style:parent-style-name="Normal" style:family="paragraph">
      <style:text-properties style:font-name="Times New Roman" style:font-name-complex="Times New Roman"/>
    </style:style>
    <style:style style:name="P244" style:parent-style-name="Normal" style:family="paragraph">
      <style:text-properties style:font-name="Times New Roman" style:font-name-complex="Times New Roman"/>
    </style:style>
    <style:style style:name="P245" style:parent-style-name="Normal" style:family="paragraph">
      <style:text-properties style:font-name="Times New Roman" style:font-name-complex="Times New Roman"/>
    </style:style>
    <style:style style:name="P246" style:parent-style-name="Normal" style:family="paragraph">
      <style:text-properties style:font-name="Times New Roman" style:font-name-complex="Times New Roman"/>
    </style:style>
    <style:style style:name="P247" style:parent-style-name="Normal" style:family="paragraph">
      <style:text-properties style:font-name="Times New Roman" style:font-name-complex="Times New Roman"/>
    </style:style>
    <style:style style:name="P248" style:parent-style-name="Normal" style:family="paragraph">
      <style:text-properties style:font-name="Times New Roman" style:font-name-complex="Times New Roman"/>
    </style:style>
    <style:style style:name="P249" style:parent-style-name="Normal" style:family="paragraph">
      <style:text-properties style:font-name="Times New Roman" style:font-name-complex="Times New Roman"/>
    </style:style>
    <style:style style:name="P250" style:parent-style-name="Normal" style:family="paragraph">
      <style:text-properties style:font-name="Times New Roman" style:font-name-complex="Times New Roman"/>
    </style:style>
    <style:style style:name="P251" style:parent-style-name="Normal" style:family="paragraph">
      <style:text-properties style:font-name="Times New Roman" style:font-name-complex="Times New Roman"/>
    </style:style>
    <style:style style:name="P252" style:parent-style-name="Normal" style:family="paragraph">
      <style:text-properties style:font-name="Times New Roman" style:font-name-complex="Times New Roman"/>
    </style:style>
    <style:style style:name="P253" style:parent-style-name="Normal" style:family="paragraph">
      <style:text-properties style:font-name="Times New Roman" style:font-name-complex="Times New Roman"/>
    </style:style>
    <style:style style:name="P254" style:parent-style-name="Normal" style:family="paragraph">
      <style:text-properties style:font-name="Times New Roman" style:font-name-complex="Times New Roman"/>
    </style:style>
    <style:style style:name="P255" style:parent-style-name="Normal" style:family="paragraph">
      <style:text-properties style:font-name="Times New Roman" style:font-name-complex="Times New Roman"/>
    </style:style>
    <style:style style:name="P256" style:parent-style-name="Normal" style:family="paragraph">
      <style:text-properties style:font-name="Times New Roman" style:font-name-complex="Times New Roman"/>
    </style:style>
    <style:style style:name="P257" style:parent-style-name="Normal" style:family="paragraph">
      <style:text-properties style:font-name="Times New Roman" style:font-name-complex="Times New Roman"/>
    </style:style>
    <style:style style:name="P258" style:parent-style-name="Normal" style:family="paragraph">
      <style:text-properties style:font-name="Times New Roman" style:font-name-complex="Times New Roman"/>
    </style:style>
    <style:style style:name="P259" style:parent-style-name="Normal" style:family="paragraph">
      <style:text-properties style:font-name="Times New Roman" style:font-name-complex="Times New Roman"/>
    </style:style>
    <style:style style:name="P260" style:parent-style-name="Normal" style:family="paragraph">
      <style:text-properties style:font-name="Times New Roman" style:font-name-complex="Times New Roman"/>
    </style:style>
    <style:style style:name="P261" style:parent-style-name="Normal" style:family="paragraph">
      <style:text-properties style:font-name="Times New Roman" style:font-name-complex="Times New Roman"/>
    </style:style>
    <style:style style:name="P262" style:parent-style-name="Normal" style:family="paragraph">
      <style:text-properties style:font-name="Times New Roman" style:font-name-complex="Times New Roman"/>
    </style:style>
    <style:style style:name="P263" style:parent-style-name="Normal" style:family="paragraph">
      <style:text-properties style:font-name="Times New Roman" style:font-name-complex="Times New Roman"/>
    </style:style>
    <style:style style:name="P264" style:parent-style-name="Normal" style:family="paragraph">
      <style:text-properties style:font-name="Times New Roman" style:font-name-complex="Times New Roman"/>
    </style:style>
    <style:style style:name="P265" style:parent-style-name="Normal" style:family="paragraph">
      <style:text-properties style:font-name="Times New Roman" style:font-name-complex="Times New Roman"/>
    </style:style>
    <style:style style:name="P266" style:parent-style-name="Normal" style:family="paragraph">
      <style:text-properties style:font-name="Times New Roman" style:font-name-complex="Times New Roman"/>
    </style:style>
    <style:style style:name="P26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68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3">Il semble que vous demandiez une<text:s/></text:span><text:span text:style-name="T4">page supplémentaire<text:s/></text:span><text:span text:style-name="T5">, mais vous n'avez pas précisé son contenu ou son objectif. Pour rester cohérent avec les pages précédentes, je vais proposer une<text:s/></text:span><text:span text:style-name="T6">page "À Propos"<text:s/></text:span><text:span text:style-name="T7">(ou "Qui Sommes-Nous"), qui est souvent utile pour présenter l'histoire, les valeurs et l'équipe derrière votre ferme agricole multifonctionnelle.</text:span></text:p>
      <text:p text:style-name="P8">Si cette page ne correspond pas à vos besoins, n'hésitez pas à préciser le type de page souhaité.</text:p>
      <text:p text:style-name="P9">**********************************************************************</text:p>
      <text:p text:style-name="Normal"><text:span text:style-name="T10">Page 7 : À Propos</text:span></text:p>
      <text:p text:style-name="P11">Maquette Desktop</text:p>
      <text:p text:style-name="P12">+-------------------------------------------------------------+</text:p>
      <text:p text:style-name="P13">| <text:s text:c="24"/>[Logo] <text:s text:c="29"/>|</text:p>
      <text:p text:style-name="P14">| <text:s text:c="6"/>[Menu principal] <text:s text:c="9"/>[Panier] <text:s text:c="2"/>[Se connecter] <text:s text:c="2"/>|</text:p>
      <text:p text:style-name="P15">+-------------------------------------------------------------+</text:p>
      <text:p text:style-name="P16">| <text:s text:c="60"/>|</text:p>
      <text:p text:style-name="P17">| <text:s text:c="20"/>[Titre : À Propos] <text:s text:c="21"/>|</text:p>
      <text:p text:style-name="P18">| <text:s text:c="3"/>[Texte introductif présentant la ferme] <text:s text:c="17"/>|</text:p>
      <text:p text:style-name="P19">| <text:s text:c="60"/>|</text:p>
      <text:p text:style-name="P20">+-------------------------------------------------------------+</text:p>
      <text:p text:style-name="Normal"><text:span text:style-name="T21">| <text:s text:c="3"/>[Section Notre Histoire]</text:span><text:span text:style-name="T22"><text:s text:c="33"/>|</text:span></text:p>
      <text:p text:style-name="P23">| <text:s text:c="3"/>[Image pleine largeur] <text:s text:c="34"/>|</text:p>
      <text:p text:style-name="P24">| <text:s text:c="3"/>[Texte détaillé sur l'histoire de la ferme] <text:s text:c="13"/>|</text:p>
      <text:p text:style-name="P25">| <text:s text:c="60"/>|</text:p>
      <text:p text:style-name="Normal"><text:span text:style-name="T26">| <text:s text:c="3"/>[Section Nos Valeurs]</text:span><text:span text:style-name="T27"><text:s text:c="36"/>|</text:span></text:p>
      <text:p text:style-name="P28">| <text:s text:c="3"/>[Image pleine largeur] <text:s text:c="34"/>|</text:p>
      <text:p text:style-name="P29">| <text:s text:c="3"/>[Liste des valeurs : Qualité, Durabilité, Bien-être...] <text:s/>|</text:p>
      <text:p text:style-name="P30">| <text:s text:c="60"/>|</text:p>
      <text:p text:style-name="Normal"><text:span text:style-name="T31">| <text:s text:c="3"/>[Section Notre Équipe]</text:span><text:span text:style-name="T32"><text:s text:c="35"/>|</text:span></text:p>
      <text:p text:style-name="P33">| <text:s text:c="3"/>[Carte membre 1] <text:s text:c="40"/>|</text:p>
      <text:p text:style-name="P34">| <text:s text:c="3"/>[Photo placeholder] <text:s text:c="2"/>[Nom] <text:s text:c="2"/>[Rôle] <text:s text:c="20"/>|</text:p>
      <text:p text:style-name="P35">| <text:s text:c="3"/>[Carte membre 2] <text:s text:c="40"/>|</text:p>
      <text:p text:style-name="P36">| <text:s text:c="3"/>[Photo placeholder] <text:s text:c="2"/>[Nom] <text:s text:c="2"/>[Rôle] <text:s text:c="20"/>|</text:p>
      <text:soft-page-break/>
      <text:p text:style-name="P37">| <text:s text:c="60"/>|</text:p>
      <text:p text:style-name="P38">| <text:s text:c="3"/>[Bouton "Contactez-nous"] <text:s text:c="31"/>|</text:p>
      <text:p text:style-name="P39">+-------------------------------------------------------------+</text:p>
      <text:p text:style-name="P40">| <text:s text:c="20"/>[Pied de page avec liens] <text:s text:c="14"/>|</text:p>
      <text:p text:style-name="P41">| <text:s text:c="3"/>[Liens rapides vers sections clés] <text:s text:c="22"/>|</text:p>
      <text:p text:style-name="P42">| <text:s text:c="3"/>[Réseaux sociaux icons] <text:s text:c="33"/>|</text:p>
      <text:p text:style-name="P43">| <text:s text:c="3"/>[Informations légales] <text:s text:c="34"/>|</text:p>
      <text:p text:style-name="P44"/>
      <text:p text:style-name="P45">Maquette Mobile</text:p>
      <text:p text:style-name="P46">+-------------------------------------------------------------+</text:p>
      <text:p text:style-name="P47">| <text:s text:c="24"/>[Logo] <text:s text:c="29"/>|</text:p>
      <text:p text:style-name="P48">| <text:s text:c="6"/>[Menu hamburger] <text:s text:c="9"/>[Panier] <text:s text:c="2"/>[Se connecter] <text:s text:c="2"/>|</text:p>
      <text:p text:style-name="P49">+-------------------------------------------------------------+</text:p>
      <text:p text:style-name="P50">| <text:s text:c="60"/>|</text:p>
      <text:p text:style-name="P51">| <text:s text:c="20"/>[Titre : À Propos] <text:s text:c="21"/>|</text:p>
      <text:p text:style-name="P52">| <text:s text:c="3"/>[Texte introductif court présentant la ferme] <text:s text:c="11"/>|</text:p>
      <text:p text:style-name="P53">| <text:s text:c="60"/>|</text:p>
      <text:p text:style-name="P54">+-------------------------------------------------------------+</text:p>
      <text:p text:style-name="P55">| <text:s text:c="3"/>[Section Notre Histoire] <text:s text:c="32"/>|</text:p>
      <text:p text:style-name="P56">| <text:s text:c="3"/>[Image pleine largeur] <text:s text:c="34"/>|</text:p>
      <text:p text:style-name="P57">| <text:s text:c="3"/>[Texte détaillé sur l'histoire de la ferme] <text:s text:c="13"/>|</text:p>
      <text:p text:style-name="P58">| <text:s text:c="60"/>|</text:p>
      <text:p text:style-name="P59">| <text:s text:c="3"/>[Section Nos Valeurs] <text:s text:c="35"/>|</text:p>
      <text:p text:style-name="P60">| <text:s text:c="3"/>[Image pleine largeur] <text:s text:c="34"/>|</text:p>
      <text:p text:style-name="P61">| <text:s text:c="3"/>[Liste des valeurs : Qualité, Durabilité, Bien-être...] <text:s/>|</text:p>
      <text:p text:style-name="P62">| <text:s text:c="60"/>|</text:p>
      <text:p text:style-name="P63">| <text:s text:c="3"/>[Section Notre Équipe] <text:s text:c="34"/>|</text:p>
      <text:p text:style-name="P64">| <text:s text:c="3"/>[Carte membre 1] <text:s text:c="40"/>|</text:p>
      <text:p text:style-name="P65">| <text:s text:c="3"/>[Photo placeholder pleine largeur] <text:s text:c="2"/>[Nom] <text:s text:c="2"/>[Rôle] <text:s text:c="5"/>|</text:p>
      <text:soft-page-break/>
      <text:p text:style-name="P66">| <text:s text:c="3"/>[Carte membre 2] <text:s text:c="40"/>|</text:p>
      <text:p text:style-name="P67">| <text:s text:c="3"/>[Photo placeholder pleine largeur] <text:s text:c="2"/>[Nom] <text:s text:c="2"/>[Rôle] <text:s text:c="5"/>|</text:p>
      <text:p text:style-name="P68">| <text:s text:c="60"/>|</text:p>
      <text:p text:style-name="P69">| <text:s text:c="3"/>[Bouton "Contactez-nous"] <text:s text:c="31"/>|</text:p>
      <text:p text:style-name="P70">+-------------------------------------------------------------+</text:p>
      <text:p text:style-name="P71">| <text:s text:c="20"/>[Pied de page avec liens] <text:s text:c="14"/>|</text:p>
      <text:p text:style-name="P72">| <text:s text:c="3"/>[Liens rapides vers sections clés] <text:s text:c="22"/>|</text:p>
      <text:p text:style-name="P73">| <text:s text:c="3"/>[Réseaux sociaux icons] <text:s text:c="33"/>|</text:p>
      <text:p text:style-name="P74">| <text:s text:c="3"/>[Informations légales] <text:s text:c="34"/>|</text:p>
      <text:p text:style-name="P75">Explications Détaillées</text:p>
      <text:p text:style-name="P76">1. En-tête</text:p>
      <text:list text:style-name="LFO1" text:continue-numbering="true">
        <text:list-item>
          <text:p text:style-name="P77">Identique aux autres pages :</text:p>
          <text:list text:continue-numbering="true">
            <text:list-item>
              <text:p text:style-name="P78">Logo dans le coin supérieur gauche.</text:p>
            </text:list-item>
            <text:list-item>
              <text:p text:style-name="P79">Menu principal (desktop) ou menu hamburger (mobile).</text:p>
            </text:list-item>
            <text:list-item>
              <text:p text:style-name="P80">Options comme "Panier" et "Se connecter".</text:p>
            </text:list-item>
          </text:list>
        </text:list-item>
      </text:list>
      <text:p text:style-name="P81">2. Section Introduction</text:p>
      <text:list text:style-name="LFO2" text:continue-numbering="true">
        <text:list-item>
          <text:p text:style-name="P82"><text:span text:style-name="T83">Ajoutez un titre engageant :<text:s/></text:span><text:span text:style-name="T84">"À Propos"<text:s/></text:span><text:span text:style-name="T85">.</text:span></text:p>
        </text:list-item>
        <text:list-item>
          <text:p text:style-name="P86">Incluez un texte introductif pour présenter brièvement votre ferme.</text:p>
        </text:list-item>
      </text:list>
      <text:p text:style-name="P87">3. Section Notre Histoire</text:p>
      <text:list text:style-name="LFO3" text:continue-numbering="true">
        <text:list-item>
          <text:p text:style-name="P88">Une image représentative de votre ferme.</text:p>
        </text:list-item>
        <text:list-item>
          <text:p text:style-name="P89"><text:span text:style-name="T90">Un texte détaillé racontant l'histoire de votre ferme (ex.<text:s/></text:span><text:span text:style-name="T91">Comment tout a commencé, les défis rencontrés, les réussites...<text:s/></text:span><text:span text:style-name="T92">).</text:span></text:p>
        </text:list-item>
      </text:list>
      <text:p text:style-name="P93">4. Section Nos Valeurs</text:p>
      <text:list text:style-name="LFO4" text:continue-numbering="true">
        <text:list-item>
          <text:p text:style-name="P94">Une image illustrant vos valeurs.</text:p>
        </text:list-item>
        <text:list-item>
          <text:p text:style-name="P95"><text:span text:style-name="T96">Une liste des valeurs clés de votre ferme (ex.<text:s/></text:span><text:span text:style-name="T97">Qualité, Respect de l'environnement, Bien-être animal, Produits locaux...<text:s/></text:span><text:span text:style-name="T98">).</text:span></text:p>
        </text:list-item>
      </text:list>
      <text:p text:style-name="P99">5. Section Notre Équipe</text:p>
      <text:list text:style-name="LFO5" text:continue-numbering="true">
        <text:list-item>
          <text:p text:style-name="P100">Présentez les membres clés de votre équipe sous forme de cartes contenant :</text:p>
          <text:list text:continue-numbering="true">
            <text:list-item>
              <text:p text:style-name="P101">Une photo.</text:p>
            </text:list-item>
            <text:list-item>
              <text:p text:style-name="P102">Le nom du membre.</text:p>
            </text:list-item>
            <text:list-item>
              <text:p text:style-name="P103">Son rôle ou fonction dans la ferme.</text:p>
            </text:list-item>
          </text:list>
        </text:list-item>
      </text:list>
      <text:p text:style-name="P104">6. Bouton d'Action</text:p>
      <text:list text:style-name="LFO6" text:continue-numbering="true">
        <text:list-item>
          <text:p text:style-name="P105"><text:span text:style-name="T106">Ajoutez un bouton<text:s/></text:span><text:span text:style-name="T107">"Contactez-nous"<text:s/></text:span><text:span text:style-name="T108">pour inviter les utilisateurs à entrer en contact si</text:span><text:span text:style-name="T109">他</text:span><text:span text:style-name="T110">们</text:span><text:span text:style-name="T111"><text:s/>veulent en savoir plus.</text:span></text:p>
        </text:list-item>
      </text:list>
      <text:p text:style-name="P112">7. Pied de Page</text:p>
      <text:list text:style-name="LFO7" text:continue-numbering="true">
        <text:list-item>
          <text:p text:style-name="P113">Simplifiez les informations :</text:p>
          <text:list text:continue-numbering="true">
            <text:list-item>
              <text:p text:style-name="P114">Liens vers les sections principales.</text:p>
            </text:list-item>
            <text:list-item>
              <text:p text:style-name="P115">Icônes de réseaux sociaux.</text:p>
            </text:list-item>
            <text:list-item>
              <text:p text:style-name="P116">Informations légales.</text:p>
            </text:list-item>
          </text:list>
        </text:list-item>
      </text:list>
      <text:p text:style-name="P117"/>
      <text:p text:style-name="P118">Code Html et CSS</text:p>
      <text:p text:style-name="P119">&lt;!DOCTYPE html&gt;</text:p>
      <text:p text:style-name="P120">&lt;html lang="fr"&gt;</text:p>
      <text:p text:style-name="P121">&lt;head&gt;</text:p>
      <text:p text:style-name="P122"><text:s text:c="2"/>&lt;meta charset="UTF-8"&gt;</text:p>
      <text:p text:style-name="P123"><text:s text:c="2"/>&lt;meta name="viewport" content="width=device-width, initial-scale=1.0"&gt;</text:p>
      <text:p text:style-name="P124"><text:s text:c="2"/>&lt;title&gt;À Propos - Ferme Agricole Multifonctionnelle&lt;/title&gt;</text:p>
      <text:p text:style-name="P125"><text:s text:c="2"/>&lt;style&gt;</text:p>
      <text:p text:style-name="P126"><text:s text:c="4"/>/* Styles mobile-first */</text:p>
      <text:p text:style-name="P127"><text:s text:c="4"/>body {</text:p>
      <text:p text:style-name="P128"><text:s text:c="6"/>font-family: Arial, sans-serif;</text:p>
      <text:p text:style-name="P129"><text:s text:c="6"/>margin: 0;</text:p>
      <text:p text:style-name="P130"><text:s text:c="6"/>padding: 0;</text:p>
      <text:p text:style-name="P131"><text:s text:c="4"/>}</text:p>
      <text:p text:style-name="P132"><text:s text:c="4"/>header {</text:p>
      <text:p text:style-name="P133"><text:s text:c="6"/>display: flex;</text:p>
      <text:p text:style-name="P134"><text:s text:c="6"/>justify-content: space-between;</text:p>
      <text:p text:style-name="P135"><text:s text:c="6"/>align-items: center;</text:p>
      <text:p text:style-name="P136"><text:s text:c="6"/>padding: 10px;</text:p>
      <text:soft-page-break/>
      <text:p text:style-name="P137"><text:s text:c="6"/>background-color: #f8f9fa;</text:p>
      <text:p text:style-name="P138"><text:s text:c="4"/>}</text:p>
      <text:p text:style-name="P139"><text:s text:c="4"/>.logo {</text:p>
      <text:p text:style-name="P140"><text:s text:c="6"/>font-size: 18px;</text:p>
      <text:p text:style-name="P141"><text:s text:c="6"/>font-weight: bold;</text:p>
      <text:p text:style-name="P142"><text:s text:c="4"/>}</text:p>
      <text:p text:style-name="P143"><text:s text:c="4"/>.menu {</text:p>
      <text:p text:style-name="P144"><text:s text:c="6"/>display: none;</text:p>
      <text:p text:style-name="P145"><text:s text:c="4"/>}</text:p>
      <text:p text:style-name="P146"><text:s text:c="4"/>.menu-hamburger {</text:p>
      <text:p text:style-name="P147"><text:s text:c="6"/>cursor: pointer;</text:p>
      <text:p text:style-name="P148"><text:s text:c="4"/>}</text:p>
      <text:p text:style-name="P149"><text:s text:c="4"/>.about-section {</text:p>
      <text:p text:style-name="P150"><text:s text:c="6"/>padding: 20px;</text:p>
      <text:p text:style-name="P151"><text:s text:c="6"/>text-align: center;</text:p>
      <text:p text:style-name="P152"><text:s text:c="4"/>}</text:p>
      <text:p text:style-name="P153"><text:s text:c="4"/>.about-section img {</text:p>
      <text:p text:style-name="P154"><text:s text:c="6"/>width: 100%;</text:p>
      <text:p text:style-name="P155"><text:s text:c="6"/>height: auto;</text:p>
      <text:p text:style-name="P156"><text:s text:c="6"/>margin-bottom: 10px;</text:p>
      <text:p text:style-name="P157"><text:s text:c="4"/>}</text:p>
      <text:p text:style-name="P158"><text:s text:c="4"/>.team-card {</text:p>
      <text:p text:style-name="P159"><text:s text:c="6"/>border: 1px solid #ddd;</text:p>
      <text:p text:style-name="P160"><text:s text:c="6"/>border-radius: 8px;</text:p>
      <text:p text:style-name="P161"><text:s text:c="6"/>padding: 10px;</text:p>
      <text:p text:style-name="P162"><text:s text:c="6"/>margin: 10px 0;</text:p>
      <text:p text:style-name="P163"><text:s text:c="6"/>text-align: center;</text:p>
      <text:p text:style-name="P164"><text:s text:c="4"/>}</text:p>
      <text:p text:style-name="P165"><text:s text:c="4"/>.team-card img {</text:p>
      <text:soft-page-break/>
      <text:p text:style-name="P166"><text:s text:c="6"/>width: 100px;</text:p>
      <text:p text:style-name="P167"><text:s text:c="6"/>height: 100px;</text:p>
      <text:p text:style-name="P168"><text:s text:c="6"/>border-radius: 50%;</text:p>
      <text:p text:style-name="P169"><text:s text:c="6"/>margin-bottom: 10px;</text:p>
      <text:p text:style-name="P170"><text:s text:c="4"/>}</text:p>
      <text:p text:style-name="P171"><text:s text:c="4"/>footer {</text:p>
      <text:p text:style-name="P172"><text:s text:c="6"/>text-align: center;</text:p>
      <text:p text:style-name="P173"><text:s text:c="6"/>padding: 10px;</text:p>
      <text:p text:style-name="P174"><text:s text:c="6"/>background-color: #f8f9fa;</text:p>
      <text:p text:style-name="P175"><text:s text:c="4"/>}</text:p>
      <text:p text:style-name="P176"><text:s text:c="4"/>@media (min-width: 768px) {</text:p>
      <text:p text:style-name="P177"><text:s text:c="6"/>/* Styles pour tablettes et desktop */</text:p>
      <text:p text:style-name="P178"><text:s text:c="6"/>.menu {</text:p>
      <text:p text:style-name="P179"><text:s text:c="8"/>display: flex;</text:p>
      <text:p text:style-name="P180"><text:s text:c="6"/>}</text:p>
      <text:p text:style-name="P181"><text:s text:c="6"/>.menu-hamburger {</text:p>
      <text:p text:style-name="P182"><text:s text:c="8"/>display: none;</text:p>
      <text:p text:style-name="P183"><text:s text:c="6"/>}</text:p>
      <text:p text:style-name="P184"><text:s text:c="4"/>}</text:p>
      <text:p text:style-name="P185"><text:s text:c="2"/>&lt;/style&gt;</text:p>
      <text:p text:style-name="P186">&lt;/head&gt;</text:p>
      <text:p text:style-name="P187">&lt;body&gt;</text:p>
      <text:p text:style-name="P188"><text:s text:c="2"/>&lt;!-- En-tête --&gt;</text:p>
      <text:p text:style-name="P189"><text:s text:c="2"/>&lt;header&gt;</text:p>
      <text:p text:style-name="P190"><text:s text:c="4"/>&lt;div class="logo"&gt;[Logo]&lt;/div&gt;</text:p>
      <text:p text:style-name="P191"><text:s text:c="4"/>&lt;div class="menu-hamburger"&gt;≡&lt;/div&gt;</text:p>
      <text:p text:style-name="P192"><text:s text:c="4"/>&lt;nav class="menu"&gt;</text:p>
      <text:p text:style-name="P193"><text:s text:c="6"/>&lt;ul&gt;</text:p>
      <text:p text:style-name="P194"><text:s text:c="8"/>&lt;li&gt;&lt;a href="index.html"&gt;Accueil&lt;/a&gt;&lt;/li&gt;</text:p>
      <text:soft-page-break/>
      <text:p text:style-name="P195"><text:s text:c="8"/>&lt;li&gt;&lt;a href="nos-activites.html"&gt;Nos Activités&lt;/a&gt;&lt;/li&gt;</text:p>
      <text:p text:style-name="P196"><text:s text:c="8"/>&lt;li&gt;&lt;a href="produits.html"&gt;Produits&lt;/a&gt;&lt;/li&gt;</text:p>
      <text:p text:style-name="P197"><text:s text:c="8"/>&lt;li&gt;&lt;a href="boutique.html"&gt;Boutique&lt;/a&gt;&lt;/li&gt;</text:p>
      <text:p text:style-name="P198"><text:s text:c="8"/>&lt;li&gt;&lt;a href="contact.html"&gt;Contact&lt;/a&gt;&lt;/li&gt;</text:p>
      <text:p text:style-name="P199"><text:s text:c="8"/>&lt;li&gt;&lt;a href="blog.html"&gt;Blog&lt;/a&gt;&lt;/li&gt;</text:p>
      <text:p text:style-name="P200"><text:s text:c="8"/>&lt;li&gt;&lt;a href="apropos.html"&gt;À Propos&lt;/a&gt;&lt;/li&gt;</text:p>
      <text:p text:style-name="P201"><text:s text:c="8"/>&lt;li&gt;&lt;a href="panier.html"&gt;Panier&lt;/a&gt;&lt;/li&gt;</text:p>
      <text:p text:style-name="P202"><text:s text:c="8"/>&lt;li&gt;&lt;a href="login.html"&gt;Se connecter&lt;/a&gt;&lt;/li&gt;</text:p>
      <text:p text:style-name="P203"><text:s text:c="6"/>&lt;/ul&gt;</text:p>
      <text:p text:style-name="P204"><text:s text:c="4"/>&lt;/nav&gt;</text:p>
      <text:p text:style-name="P205"><text:s text:c="2"/>&lt;/header&gt;</text:p>
      <text:p text:style-name="P206"/>
      <text:p text:style-name="P207"><text:s text:c="2"/>&lt;!-- Section Introduction --&gt;</text:p>
      <text:p text:style-name="P208"><text:s text:c="2"/>&lt;section class="about-section"&gt;</text:p>
      <text:p text:style-name="P209"><text:s text:c="4"/>&lt;h1&gt;À Propos&lt;/h1&gt;</text:p>
      <text:p text:style-name="P210"><text:s text:c="4"/>&lt;p&gt;Découvrez notre ferme, ses valeurs et les personnes qui la font vivre.&lt;/p&gt;</text:p>
      <text:p text:style-name="P211"><text:s text:c="2"/>&lt;/section&gt;</text:p>
      <text:p text:style-name="P212"/>
      <text:p text:style-name="P213"><text:s text:c="2"/>&lt;!-- Section Notre Histoire --&gt;</text:p>
      <text:p text:style-name="P214"><text:s text:c="2"/>&lt;section class="about-section"&gt;</text:p>
      <text:p text:style-name="P215"><text:s text:c="4"/>&lt;h2&gt;Notre Histoire&lt;/h2&gt;</text:p>
      <text:p text:style-name="P216"><text:s text:c="4"/>&lt;img src="histoire.jpg" alt="Notre histoire"&gt;</text:p>
      <text:p text:style-name="P217"><text:s text:c="4"/>&lt;p&gt;Fondée en [année], notre ferme s'est développée grâce à notre passion pour l'agriculture durable...&lt;/p&gt;</text:p>
      <text:p text:style-name="P218"><text:s text:c="2"/>&lt;/section&gt;</text:p>
      <text:p text:style-name="P219"/>
      <text:p text:style-name="P220"><text:s text:c="2"/>&lt;!-- Section Nos Valeurs --&gt;</text:p>
      <text:p text:style-name="P221"><text:s text:c="2"/>&lt;section class="about-section"&gt;</text:p>
      <text:p text:style-name="P222"><text:s text:c="4"/>&lt;h2&gt;Nos Valeurs&lt;/h2&gt;</text:p>
      <text:p text:style-name="P223"><text:s text:c="4"/>&lt;img src="valeurs.jpg" alt="Nos valeurs"&gt;</text:p>
      <text:soft-page-break/>
      <text:p text:style-name="P224"><text:s text:c="4"/>&lt;ul&gt;</text:p>
      <text:p text:style-name="P225"><text:s text:c="6"/>&lt;li&gt;Qualité&lt;/li&gt;</text:p>
      <text:p text:style-name="P226"><text:s text:c="6"/>&lt;li&gt;Durabilité&lt;/li&gt;</text:p>
      <text:p text:style-name="P227"><text:s text:c="6"/>&lt;li&gt;Bien-être animal&lt;/li&gt;</text:p>
      <text:p text:style-name="P228"><text:s text:c="6"/>&lt;li&gt;Produits locaux&lt;/li&gt;</text:p>
      <text:p text:style-name="P229"><text:s text:c="4"/>&lt;/ul&gt;</text:p>
      <text:p text:style-name="P230"><text:s text:c="2"/>&lt;/section&gt;</text:p>
      <text:p text:style-name="P231"/>
      <text:p text:style-name="P232"><text:s text:c="2"/>&lt;!-- Section Notre Équipe --&gt;</text:p>
      <text:p text:style-name="P233"><text:s text:c="2"/>&lt;section class="about-section"&gt;</text:p>
      <text:p text:style-name="P234"><text:s text:c="4"/>&lt;h2&gt;Notre Équipe&lt;/h2&gt;</text:p>
      <text:p text:style-name="P235"><text:s text:c="4"/>&lt;div class="team-card"&gt;</text:p>
      <text:p text:style-name="P236"><text:s text:c="6"/>&lt;img src="equipe1.jpg" alt="Membre 1"&gt;</text:p>
      <text:p text:style-name="P237"><text:s text:c="6"/>&lt;h3&gt;Jean Dupont&lt;/h3&gt;</text:p>
      <text:p text:style-name="P238"><text:s text:c="6"/>&lt;p&gt;Gérant de la ferme&lt;/p&gt;</text:p>
      <text:p text:style-name="P239"><text:s text:c="4"/>&lt;/div&gt;</text:p>
      <text:p text:style-name="P240"><text:s text:c="4"/>&lt;div class="team-card"&gt;</text:p>
      <text:p text:style-name="P241"><text:s text:c="6"/>&lt;img src="equipe2.jpg" alt="Membre 2"&gt;</text:p>
      <text:p text:style-name="P242"><text:s text:c="6"/>&lt;h3&gt;Martine Durand&lt;/h3&gt;</text:p>
      <text:p text:style-name="P243"><text:s text:c="6"/>&lt;p&gt;Agricultrice spécialisée&lt;/p&gt;</text:p>
      <text:p text:style-name="P244"><text:s text:c="4"/>&lt;/div&gt;</text:p>
      <text:p text:style-name="P245"><text:s text:c="2"/>&lt;/section&gt;</text:p>
      <text:p text:style-name="P246"/>
      <text:p text:style-name="P247"><text:s text:c="2"/>&lt;!-- Bouton d'Action --&gt;</text:p>
      <text:p text:style-name="P248"><text:s text:c="2"/>&lt;section class="about-section"&gt;</text:p>
      <text:p text:style-name="P249"><text:s text:c="4"/>&lt;button&gt;&lt;a href="contact.html"&gt;Contactez-nous&lt;/a&gt;&lt;/button&gt;</text:p>
      <text:p text:style-name="P250"><text:s text:c="2"/>&lt;/section&gt;</text:p>
      <text:p text:style-name="P251"/>
      <text:p text:style-name="P252"><text:s text:c="2"/>&lt;!-- Pied de page --&gt;</text:p>
      <text:soft-page-break/>
      <text:p text:style-name="P253"><text:s text:c="2"/>&lt;footer&gt;</text:p>
      <text:p text:style-name="P254"><text:s text:c="4"/>&lt;ul&gt;</text:p>
      <text:p text:style-name="P255"><text:s text:c="6"/>&lt;li&gt;&lt;a href="index.html"&gt;Accueil&lt;/a&gt;&lt;/li&gt;</text:p>
      <text:p text:style-name="P256"><text:s text:c="6"/>&lt;li&gt;&lt;a href="contact.html"&gt;Contact&lt;/a&gt;&lt;/li&gt;</text:p>
      <text:p text:style-name="P257"><text:s text:c="6"/>&lt;li&gt;&lt;a href="#"&gt;Mentions légales&lt;/a&gt;&lt;/li&gt;</text:p>
      <text:p text:style-name="P258"><text:s text:c="4"/>&lt;/ul&gt;</text:p>
      <text:p text:style-name="P259"><text:s text:c="4"/>&lt;div class="social-icons"&gt;</text:p>
      <text:p text:style-name="P260"><text:s text:c="6"/>&lt;a href="#"&gt;&lt;img src="facebook-icon.png" alt="Facebook" style="width: 20px; height: 20px;"&gt;&lt;/a&gt;</text:p>
      <text:p text:style-name="P261"><text:s text:c="6"/>&lt;a href="#"&gt;&lt;img src="instagram-icon.png" alt="Instagram" style="width: 20px; height: 20px;"&gt;&lt;/a&gt;</text:p>
      <text:p text:style-name="P262"><text:s text:c="4"/>&lt;/div&gt;</text:p>
      <text:p text:style-name="P263"><text:s text:c="4"/>&lt;p&gt;&amp;copy; 2023 Ferme Agricole Multifonctionnelle. Tous droits réservés.&lt;/p&gt;</text:p>
      <text:p text:style-name="P264"><text:s text:c="2"/>&lt;/footer&gt;</text:p>
      <text:p text:style-name="P265">&lt;/body&gt;</text:p>
      <text:p text:style-name="P266">&lt;/html&gt;</text:p>
      <text:p text:style-name="P267"/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Microsoft JhengHei" svg:font-family="Microsoft JhengHei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2-07T10:20:00Z</meta:creation-date>
    <dc:date>2025-02-17T06:54:00Z</dc:date>
    <meta:template xlink:href="Normal" xlink:type="simple"/>
    <meta:editing-cycles>4</meta:editing-cycles>
    <meta:editing-duration>PT2520S</meta:editing-duration>
    <meta:document-statistic meta:page-count="9" meta:paragraph-count="18" meta:word-count="1432" meta:character-count="9291" meta:row-count="65" meta:non-whitespace-character-count="7877"/>
  </office:meta>
</office:document-meta>
</file>